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e39" style:family="table">
      <style:table-properties style:width="16.321cm" fo:margin-left="-0.199cm" table:align="left" style:writing-mode="lr-tb"/>
    </style:style>
    <style:style style:name="Table39.A" style:family="table-column">
      <style:table-column-properties style:column-width="5.745cm"/>
    </style:style>
    <style:style style:name="Table39.B" style:family="table-column">
      <style:table-column-properties style:column-width="4.59cm"/>
    </style:style>
    <style:style style:name="Table39.C" style:family="table-column">
      <style:table-column-properties style:column-width="5.98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C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6" style:family="table-row">
      <style:table-row-properties style:min-row-height="1.05cm" fo:keep-together="auto"/>
    </style:style>
    <style:style style:name="Table3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3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</style:style>
    <style:style style:name="P9" style:family="paragraph" style:parent-style-name="Standard">
      <style:paragraph-properties fo:text-align="end" style:justify-single-word="false" style:text-autospace="ideograph-alpha"/>
      <style:text-properties officeooo:paragraph-rsid="00133537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rsid="0023dc9a" officeooo:paragraph-rsid="0023dc9a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3dc9a" officeooo:paragraph-rsid="0023dc9a"/>
    </style:style>
    <style:style style:name="P14" style:family="paragraph" style:parent-style-name="Heading_20_2">
      <style:paragraph-properties fo:margin-top="0cm" fo:margin-bottom="0cm" loext:contextual-spacing="false" fo:line-height="100%"/>
      <style:text-properties fo:color="#000000" style:font-name="Times New Roman" fo:font-size="12pt" officeooo:paragraph-rsid="001643ff" style:font-size-asian="12pt" style:font-name-complex="Times New Roman" style:font-size-complex="12pt"/>
    </style:style>
    <style:style style:name="P1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643ff" style:font-size-asian="12pt" style:font-name-complex="Times New Roman" style:font-size-complex="12pt"/>
    </style:style>
    <style:style style:name="P1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643ff" style:font-size-asian="12pt" style:font-name-complex="Times New Roman" style:font-size-complex="12pt"/>
    </style:style>
    <style:style style:name="P1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dd142" style:font-size-asian="12pt" style:font-name-complex="Times New Roman" style:font-size-complex="12pt"/>
    </style:style>
    <style:style style:name="P1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0b6f4a" style:font-size-asian="12pt" style:font-name-complex="Times New Roman" style:font-size-complex="12pt"/>
    </style:style>
    <style:style style:name="P1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234d33" style:font-size-asian="12pt" style:font-name-complex="Times New Roman" style:font-size-complex="12pt"/>
    </style:style>
    <style:style style:name="P2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2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2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dd142" style:font-size-asian="12pt" style:font-name-complex="Times New Roman" style:font-size-complex="12pt"/>
    </style:style>
    <style:style style:name="P2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f2cc4" style:font-size-asian="12pt" style:font-name-complex="Times New Roman" style:font-size-complex="12pt"/>
    </style:style>
    <style:style style:name="P2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cfc1d" style:font-size-asian="12pt" style:font-name-complex="Times New Roman" style:font-size-complex="12pt"/>
    </style:style>
    <style:style style:name="P2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dd142" style:font-size-asian="12pt" style:font-name-complex="Times New Roman" style:font-size-complex="12pt"/>
    </style:style>
    <style:style style:name="P2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f2cc4" style:font-size-asian="12pt" style:font-name-complex="Times New Roman" style:font-size-complex="12pt"/>
    </style:style>
    <style:style style:name="P2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dd142" officeooo:paragraph-rsid="001dd142" style:font-size-asian="12pt" style:font-name-complex="Times New Roman" style:font-size-complex="12pt"/>
    </style:style>
    <style:style style:name="P2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f2cc4" officeooo:paragraph-rsid="001f2cc4" style:font-size-asian="12pt" style:font-name-complex="Times New Roman" style:font-size-complex="12pt"/>
    </style:style>
    <style:style style:name="P2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234d33" officeooo:paragraph-rsid="00234d33" style:font-size-asian="12pt" style:font-name-complex="Times New Roman" style:font-size-complex="12pt"/>
    </style:style>
    <style:style style:name="P3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aedea" officeooo:paragraph-rsid="004aedea" style:font-size-asian="12pt" style:font-name-complex="Times New Roman" style:font-size-complex="12pt"/>
    </style:style>
    <style:style style:name="P3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d4cdb" officeooo:paragraph-rsid="004d4cdb" style:font-size-asian="12pt" style:font-name-complex="Times New Roman" style:font-size-complex="12pt"/>
    </style:style>
    <style:style style:name="P3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e732d" officeooo:paragraph-rsid="004e732d" style:font-size-asian="12pt" style:font-name-complex="Times New Roman" style:font-size-complex="12pt"/>
    </style:style>
    <style:style style:name="P3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4e99ea" officeooo:paragraph-rsid="004e99ea" style:font-size-asian="12pt" style:font-name-complex="Times New Roman" style:font-size-complex="12pt"/>
    </style:style>
    <style:style style:name="P3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506731" officeooo:paragraph-rsid="00506731" style:font-size-asian="12pt" style:font-name-complex="Times New Roman" style:font-size-complex="12pt"/>
    </style:style>
    <style:style style:name="P3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5169f8" officeooo:paragraph-rsid="005169f8" style:font-size-asian="12pt" style:font-name-complex="Times New Roman" style:font-size-complex="12pt"/>
    </style:style>
    <style:style style:name="P36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paragraph-rsid="001f2cc4"/>
    </style:style>
    <style:style style:name="P37" style:family="paragraph" style:parent-style-name="Standard">
      <style:paragraph-properties fo:text-align="center" style:justify-single-word="false"/>
      <style:text-properties fo:font-size="20pt" officeooo:rsid="00356849" officeooo:paragraph-rsid="00356849" style:font-size-asian="20pt" style:font-size-complex="20pt"/>
    </style:style>
    <style:style style:name="P3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372aad" officeooo:paragraph-rsid="00372aad" style:font-size-asian="12pt" style:font-name-complex="Times New Roman" style:font-size-complex="12pt"/>
    </style:style>
    <style:style style:name="P39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537" style:font-weight-asian="bold" style:font-weight-complex="bold"/>
    </style:style>
    <style:style style:name="T4" style:family="text">
      <style:text-properties officeooo:rsid="00133537"/>
    </style:style>
    <style:style style:name="T5" style:family="text">
      <style:text-properties officeooo:rsid="001643ff"/>
    </style:style>
    <style:style style:name="T6" style:family="text">
      <style:text-properties officeooo:rsid="001f2cc4"/>
    </style:style>
    <style:style style:name="T7" style:family="text">
      <style:text-properties officeooo:rsid="0023dc9a"/>
    </style:style>
    <style:style style:name="T8" style:family="text">
      <style:text-properties officeooo:rsid="00287561"/>
    </style:style>
    <style:style style:name="T9" style:family="text">
      <style:text-properties officeooo:rsid="002e2941"/>
    </style:style>
    <style:style style:name="T10" style:family="text">
      <style:text-properties officeooo:rsid="0030ce63"/>
    </style:style>
    <style:style style:name="T11" style:family="text">
      <style:text-properties officeooo:rsid="00234d33"/>
    </style:style>
    <style:style style:name="T12" style:family="text">
      <style:text-properties officeooo:rsid="0024dbc4"/>
    </style:style>
    <style:style style:name="T13" style:family="text">
      <style:text-properties officeooo:rsid="004e732d"/>
    </style:style>
    <style:style style:name="T14" style:family="text">
      <style:text-properties officeooo:rsid="004e99ea"/>
    </style:style>
    <style:style style:name="T15" style:family="text">
      <style:text-properties officeooo:rsid="005067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39"/>
      <text:p text:style-name="Standard"/>
      <text:p text:style-name="Standard"/>
      <text:p text:style-name="P10">Programación <text:span text:style-name="T4">Orientada a Objetos II</text:span></text:p>
      <text:p text:style-name="P11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37">Glosario Trabajo Integrado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<text:span text:style-name="T8">1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8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2">Ulises, C Ramirez</text:p>
          </table:table-cell>
          <table:table-cell table:style-name="Tabla1.A1" office:value-type="string">
            <text:p text:style-name="P9"><text:span text:style-name="T3">Leg.</text:span><text:span text:style-name="T2">:</text:span> <text:span text:style-name="T7">LS0070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3">Lic. Claudio Omar Biale</text:p>
          </table:table-cell>
        </table:table-row>
      </table:table>
      <text:p text:style-name="Standard"/>
      <text:h text:style-name="P36" text:outline-level="1"><text:span text:style-name="T5">Glosario</text:span></text:h>
      <text:h text:style-name="P14" text:outline-level="2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5">Término</text:p>
          </table:table-cell>
          <table:table-cell table:style-name="Table39.A1" office:value-type="string">
            <text:p text:style-name="P15">Categoría</text:p>
          </table:table-cell>
          <table:table-cell table:style-name="Table39.C1" office:value-type="string">
            <text:p text:style-name="P15">Comentarios</text:p>
          </table:table-cell>
        </table:table-row>
        <table:table-row table:style-name="Table39.1">
          <table:table-cell table:style-name="Table39.A2" office:value-type="string">
            <text:p text:style-name="P20">Habitación</text:p>
          </table:table-cell>
          <table:table-cell table:style-name="Table39.B2" office:value-type="string">
            <text:p text:style-name="P27">Concepto</text:p>
          </table:table-cell>
          <table:table-cell table:style-name="Table39.C2" office:value-type="string">
            <text:p text:style-name="P27">Lugar que está asociado a un edificio, y que contiene uno o múltiples aparatos.</text:p>
          </table:table-cell>
        </table:table-row>
        <table:table-row table:style-name="Table39.1">
          <table:table-cell table:style-name="Table39.A3" office:value-type="string">
            <text:p text:style-name="P21">Edificio</text:p>
          </table:table-cell>
          <table:table-cell table:style-name="Table39.B3" office:value-type="string">
            <text:p text:style-name="P27">Concepto</text:p>
          </table:table-cell>
          <table:table-cell table:style-name="Table39.C3" office:value-type="string">
            <text:p text:style-name="P27">Lugar que puede tener asociado un usuario y que contiene múltiples habitaciones.</text:p>
          </table:table-cell>
        </table:table-row>
        <table:table-row table:style-name="Table39.1">
          <table:table-cell table:style-name="Table39.A4" office:value-type="string">
            <text:p text:style-name="P21">Usuario</text:p>
          </table:table-cell>
          <table:table-cell table:style-name="Table39.B4" office:value-type="string">
            <text:p text:style-name="P27">Concepto</text:p>
          </table:table-cell>
          <table:table-cell table:style-name="Table39.C4" office:value-type="string">
            <text:p text:style-name="P27">Rol que permite que una persona haga uso del sistema.</text:p>
          </table:table-cell>
        </table:table-row>
        <table:table-row table:style-name="Table39.1">
          <table:table-cell table:style-name="Table39.A5" office:value-type="string">
            <text:p text:style-name="P24">Aparato</text:p>
          </table:table-cell>
          <table:table-cell table:style-name="Table39.B5" office:value-type="string">
            <text:p text:style-name="P27">Concepto</text:p>
          </table:table-cell>
          <table:table-cell table:style-name="Table39.C5" office:value-type="string">
            <text:p text:style-name="P27">Objeto que el sistema puede controlar cambiando diferentes características como pueden ser el estado.</text:p>
          </table:table-cell>
        </table:table-row>
        <table:table-row table:style-name="Table39.6">
          <table:table-cell table:style-name="Table39.A6" office:value-type="string">
            <text:p text:style-name="P15">nro<text:span text:style-name="T5">Habitacion</text:span></text:p>
          </table:table-cell>
          <table:table-cell table:style-name="Table39.B6" office:value-type="string">
            <text:p text:style-name="P15">Atributo</text:p>
          </table:table-cell>
          <table:table-cell table:style-name="Table39.C6" office:value-type="string">
            <text:p text:style-name="P15">Secuencia alfanumérica que identifica a un<text:span text:style-name="T5">a</text:span> <text:span text:style-name="T5">habitación.</text:span></text:p>
          </table:table-cell>
        </table:table-row>
        <table:table-row table:style-name="Table39.1">
          <table:table-cell table:style-name="Table39.A37" office:value-type="string">
            <text:p text:style-name="P27"><text:span text:style-name="T9">a</text:span>paratos</text:p>
          </table:table-cell>
          <table:table-cell table:style-name="Table39.B37" office:value-type="string">
            <text:p text:style-name="P17">Atributo</text:p>
          </table:table-cell>
          <table:table-cell table:style-name="Table39.C37" office:value-type="string">
            <text:p text:style-name="P22">aparatos asociados a la habitación</text:p>
          </table:table-cell>
        </table:table-row>
        <table:table-row table:style-name="Table39.1">
          <table:table-cell table:style-name="Table39.A37" office:value-type="string">
            <text:p text:style-name="P25"><text:span text:style-name="T6">n</text:span>ombre<text:span text:style-name="T6">Edificio</text:span></text:p>
          </table:table-cell>
          <table:table-cell table:style-name="Table39.B37" office:value-type="string">
            <text:p text:style-name="P15">Atributo</text:p>
          </table:table-cell>
          <table:table-cell table:style-name="Table39.C37" office:value-type="string">
            <text:p text:style-name="P25">El nombre que se le asigne al edificio</text:p>
          </table:table-cell>
        </table:table-row>
        <table:table-row table:style-name="Table39.1">
          <table:table-cell table:style-name="Table39.A37" office:value-type="string">
            <text:p text:style-name="P22">Habitaciones</text:p>
          </table:table-cell>
          <table:table-cell table:style-name="Table39.B37" office:value-type="string">
            <text:p text:style-name="P17">Atributo</text:p>
          </table:table-cell>
          <table:table-cell table:style-name="Table39.C37" office:value-type="string">
            <text:p text:style-name="P22"><text:span text:style-name="T6">H</text:span>abitaciones asociadas al edificio</text:p>
          </table:table-cell>
        </table:table-row>
        <table:table-row table:style-name="Table39.1">
          <table:table-cell table:style-name="Table39.A37" office:value-type="string">
            <text:p text:style-name="P23">Nombre<text:span text:style-name="T6">Usuario</text:span></text:p>
          </table:table-cell>
          <table:table-cell table:style-name="Table39.B37" office:value-type="string">
            <text:p text:style-name="P15">Atributo</text:p>
          </table:table-cell>
          <table:table-cell table:style-name="Table39.C37" office:value-type="string">
            <text:p text:style-name="P23"><text:span text:style-name="T6">E</text:span>l nombre de usuario que se designe al mismo</text:p>
          </table:table-cell>
        </table:table-row>
        <table:table-row table:style-name="Table39.1">
          <table:table-cell table:style-name="Table39.A37" office:value-type="string">
            <text:p text:style-name="P26">Nombre<text:span text:style-name="T6">Aparato</text:span></text:p>
          </table:table-cell>
          <table:table-cell table:style-name="Table39.B37" office:value-type="string">
            <text:p text:style-name="P17">Atributo</text:p>
          </table:table-cell>
          <table:table-cell table:style-name="Table39.C37" office:value-type="string">
            <text:p text:style-name="P26"><text:span text:style-name="T6">E</text:span>l nombre que se le asigne a un aparato</text:p>
          </table:table-cell>
        </table:table-row>
        <table:table-row table:style-name="Table39.1">
          <table:table-cell table:style-name="Table39.A37" office:value-type="string">
            <text:p text:style-name="P28">Estado</text:p>
          </table:table-cell>
          <table:table-cell table:style-name="Table39.B37" office:value-type="string">
            <text:p text:style-name="P28">Atributo</text:p>
          </table:table-cell>
          <table:table-cell table:style-name="Table39.C37" office:value-type="string">
            <text:p text:style-name="P26"><text:span text:style-name="T6">E</text:span>ste determina si <text:span text:style-name="T10">el aparato</text:span> est<text:span text:style-name="T10">á</text:span> encendido o apagado</text:p>
          </table:table-cell>
        </table:table-row>
        <table:table-row table:style-name="Table39.1">
          <table:table-cell table:style-name="Table39.A37" office:value-type="string">
            <text:p text:style-name="P29">Crear Edificio</text:p>
          </table:table-cell>
          <table:table-cell table:style-name="Table39.B37" office:value-type="string">
            <text:p text:style-name="P18">Caso de Uso</text:p>
          </table:table-cell>
          <table:table-cell table:style-name="Table39.C37" office:value-type="string">
            <text:p text:style-name="P18">Proceso que permite <text:span text:style-name="T11">la creación de un edificio</text:span>.</text:p>
          </table:table-cell>
        </table:table-row>
        <table:table-row table:style-name="Table39.1">
          <table:table-cell table:style-name="Table39.A37" office:value-type="string">
            <text:p text:style-name="P29">Crear Aparat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29">Proceso que permite la creación de un aparato.</text:p>
          </table:table-cell>
        </table:table-row>
        <table:table-row table:style-name="Table39.1">
          <table:table-cell table:style-name="Table39.A37" office:value-type="string">
            <text:p text:style-name="P29">Prender Aparat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29">Pro<text:span text:style-name="T12">c</text:span>eso que permite cambiar el estado de un aparato a encendido.</text:p>
          </table:table-cell>
        </table:table-row>
        <table:table-row table:style-name="Table39.1">
          <table:table-cell table:style-name="Table39.A37" office:value-type="string">
            <text:p text:style-name="P29">Apagar Aparat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29">Proceso que permite cambiar el estado de un aparato a apagado.</text:p>
          </table:table-cell>
        </table:table-row>
        <table:table-row table:style-name="Table39.1">
          <table:table-cell table:style-name="Table39.A37" office:value-type="string">
            <text:p text:style-name="P30">Registrar usuario</text:p>
          </table:table-cell>
          <table:table-cell table:style-name="Table39.B37" office:value-type="string">
            <text:p text:style-name="P18">Caso de Uso</text:p>
          </table:table-cell>
          <table:table-cell table:style-name="Table39.C37" office:value-type="string">
            <text:p text:style-name="P31">Proceso que permite el registro de un invitado al sistema</text:p>
          </table:table-cell>
        </table:table-row>
        <table:table-row table:style-name="Table39.1">
          <table:table-cell table:style-name="Table39.A37" office:value-type="string">
            <text:p text:style-name="P30">Loguear usuari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1">Proceso que permite autenticar a un usuario registrado en el sistema</text:p>
          </table:table-cell>
        </table:table-row>
        <table:table-row table:style-name="Table39.1">
          <table:table-cell table:style-name="Table39.A37" office:value-type="string">
            <text:p text:style-name="P30">Consultar datos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1">Proceso que permite obtener informacion acerca de los datos personales del usuario</text:p>
          </table:table-cell>
        </table:table-row>
        <table:table-row table:style-name="Table39.1">
          <table:table-cell table:style-name="Table39.A37" office:value-type="string">
            <text:p text:style-name="P30">Modificar datos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1">Proceso que permite modificar <text:soft-page-break/>los datos con los que el invitado se dio de alta en el sistema</text:p>
          </table:table-cell>
        </table:table-row>
        <table:table-row table:style-name="Table39.1">
          <table:table-cell table:style-name="Table39.A37" office:value-type="string">
            <text:p text:style-name="P30">Eliminar usuario</text:p>
          </table:table-cell>
          <table:table-cell table:style-name="Table39.B37" office:value-type="string">
            <text:p text:style-name="P18">Caso de Uso</text:p>
          </table:table-cell>
          <table:table-cell table:style-name="Table39.C37" office:value-type="string">
            <text:p text:style-name="P31">Proceso que permite eliminar a <text:span text:style-name="T13">un</text:span> usuario <text:span text:style-name="T13">registrado </text:span>del sistema</text:p>
          </table:table-cell>
        </table:table-row>
        <table:table-row table:style-name="Table39.1">
          <table:table-cell table:style-name="Table39.A37" office:value-type="string">
            <text:p text:style-name="P30">Modificar Edifici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2">Proceso que permite la modificacion de los datos de un edificio</text:p>
          </table:table-cell>
        </table:table-row>
        <table:table-row table:style-name="Table39.1">
          <table:table-cell table:style-name="Table39.A37" office:value-type="string">
            <text:p text:style-name="P30">Eliminar Edifici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2">Proceso que permite eliminar <text:span text:style-name="T14">un edificio de la lista de edificios que pertenecen al usuario</text:span></text:p>
          </table:table-cell>
        </table:table-row>
        <table:table-row table:style-name="Table39.1">
          <table:table-cell table:style-name="Table39.A37" office:value-type="string">
            <text:p text:style-name="P30">Consultar Edificios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3">Proceso que permite conocer el listado de edificios que el usuario tiene registrado en la aplicacion</text:p>
          </table:table-cell>
        </table:table-row>
        <table:table-row table:style-name="Table39.1">
          <table:table-cell table:style-name="Table39.A37" office:value-type="string">
            <text:p text:style-name="P30">Crear Habitación</text:p>
          </table:table-cell>
          <table:table-cell table:style-name="Table39.B37" office:value-type="string">
            <text:p text:style-name="P18">Caso de Uso</text:p>
          </table:table-cell>
          <table:table-cell table:style-name="Table39.C37" office:value-type="string">
            <text:p text:style-name="P33">Proceso que permite agregar una habitacion a un edificio determinado</text:p>
          </table:table-cell>
        </table:table-row>
        <table:table-row table:style-name="Table39.1">
          <table:table-cell table:style-name="Table39.A37" office:value-type="string">
            <text:p text:style-name="P30">Eliminar Habitación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3">Proceso que permite quitar una habitacion de un edificio determinado</text:p>
          </table:table-cell>
        </table:table-row>
        <table:table-row table:style-name="Table39.1">
          <table:table-cell table:style-name="Table39.A37" office:value-type="string">
            <text:p text:style-name="P30">Consultar Habitaciones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3">Proceso que permite conocer las habitaciones que posee un edificio</text:p>
          </table:table-cell>
        </table:table-row>
        <table:table-row table:style-name="Table39.1">
          <table:table-cell table:style-name="Table39.A37" office:value-type="string">
            <text:p text:style-name="P30">Modificar Habitación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3">Proceso que permite modificar los datos de una habitacion determinada</text:p>
          </table:table-cell>
        </table:table-row>
        <table:table-row table:style-name="Table39.1">
          <table:table-cell table:style-name="Table39.A37" office:value-type="string">
            <text:p text:style-name="P30">Eliminar aparato</text:p>
          </table:table-cell>
          <table:table-cell table:style-name="Table39.B37" office:value-type="string">
            <text:p text:style-name="P18">Caso de Uso</text:p>
          </table:table-cell>
          <table:table-cell table:style-name="Table39.C37" office:value-type="string">
            <text:p text:style-name="P33">Proceso que permite eliminar un aparato de una habitacion dada</text:p>
          </table:table-cell>
        </table:table-row>
        <table:table-row table:style-name="Table39.1">
          <table:table-cell table:style-name="Table39.A37" office:value-type="string">
            <text:p text:style-name="P30">Modificar aparat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3">Proceso que permite la modificación de los datos de un aparato determinado</text:p>
          </table:table-cell>
        </table:table-row>
        <table:table-row table:style-name="Table39.1">
          <table:table-cell table:style-name="Table39.A37" office:value-type="string">
            <text:p text:style-name="P30">Consultar aparat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3">Proceso que permite conocer c<text:span text:style-name="T15">u</text:span>ales son l<text:span text:style-name="T15">os aparatos de una habitación dada</text:span></text:p>
          </table:table-cell>
        </table:table-row>
        <table:table-row table:style-name="Table39.1">
          <table:table-cell table:style-name="Table39.A37" office:value-type="string">
            <text:p text:style-name="P30">Configurar aparato</text:p>
          </table:table-cell>
          <table:table-cell table:style-name="Table39.B37" office:value-type="string">
            <text:p text:style-name="P19">Caso de Uso</text:p>
          </table:table-cell>
          <table:table-cell table:style-name="Table39.C37" office:value-type="string">
            <text:p text:style-name="P34">Proceso que permite establecer configuraciones mas avanzadas y especializadas para cada tipo de aparato que se tenga en la habitacion. Este permite configurar la temperatura en el Aire acondicionado, o la velocidad en el ventilador, en otras palabras maneja las cuestiones propias de cada tipo de aparato. </text:p>
          </table:table-cell>
        </table:table-row>
        <table:table-row table:style-name="Table39.1">
          <table:table-cell table:style-name="Table39.A37" office:value-type="string">
            <text:p text:style-name="P35">Invitado</text:p>
          </table:table-cell>
          <table:table-cell table:style-name="Table39.B37" office:value-type="string">
            <text:p text:style-name="P35">Actor</text:p>
          </table:table-cell>
          <table:table-cell table:style-name="Table39.C37" office:value-type="string">
            <text:p text:style-name="P35">Actor con el menor nivel de acceso al sistema, no puede <text:soft-page-break/>utilizar ninguna funcionalidad excepto loguearse</text:p>
          </table:table-cell>
        </table:table-row>
        <table:table-row table:style-name="Table39.1">
          <table:table-cell table:style-name="Table39.A37" office:value-type="string">
            <text:p text:style-name="P35">Usuario</text:p>
          </table:table-cell>
          <table:table-cell table:style-name="Table39.B37" office:value-type="string">
            <text:p text:style-name="P35">Actor</text:p>
          </table:table-cell>
          <table:table-cell table:style-name="Table39.C37" office:value-type="string">
            <text:p text:style-name="P35">Actor que posee una cuenta en el sistema y tiene la facultad de utlilzar las funciones que se ofrecen con la herramienta</text:p>
          </table:table-cell>
        </table:table-row>
        <table:table-row table:style-name="Table39.1">
          <table:table-cell table:style-name="Table39.A37" office:value-type="string">
            <text:p text:style-name="P38">tipoAparato</text:p>
          </table:table-cell>
          <table:table-cell table:style-name="Table39.B37" office:value-type="string">
            <text:p text:style-name="P38">Argumento </text:p>
          </table:table-cell>
          <table:table-cell table:style-name="Table39.C37" office:value-type="string">
            <text:p text:style-name="P38">Este define cual sera el tipo de aparato a crear, y cuales seran las caracteristicas propias del aparato, por ejemplo, si es aire acondicionado podra cambiarse la temperatura, pero si es venitador se podra cambiar la velocidad.</text:p>
          </table:table-cell>
        </table:table-row>
        <table:table-row table:style-name="Table39.1">
          <table:table-cell table:style-name="Table39.A37" office:value-type="string">
            <text:p text:style-name="P38">temp</text:p>
          </table:table-cell>
          <table:table-cell table:style-name="Table39.B37" office:value-type="string">
            <text:p text:style-name="P38">Argumento</text:p>
          </table:table-cell>
          <table:table-cell table:style-name="Table39.C37" office:value-type="string">
            <text:p text:style-name="P38">Este determina cual es la temperatura en un aparato de tipo AireAcondicionado.</text:p>
          </table:table-cell>
        </table:table-row>
        <table:table-row table:style-name="Table39.1">
          <table:table-cell table:style-name="Table39.A37" office:value-type="string">
            <text:p text:style-name="P38">vel</text:p>
          </table:table-cell>
          <table:table-cell table:style-name="Table39.B37" office:value-type="string">
            <text:p text:style-name="P38">Argumento</text:p>
          </table:table-cell>
          <table:table-cell table:style-name="Table39.C37" office:value-type="string">
            <text:p text:style-name="P38">Este determina cual es la velocidad en un aparato de tipo Ventilador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1.351cm" fo:margin-left="0cm" fo:margin-right="0cm" fo:margin-top="1.251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</style:header>
      <style:header-left>
        <text:p text:style-name="Header"><text:s/></text:p>
      </style:header-left>
      <style:footer>
        <text:p text:style-name="MP3"/>
        <text:p text:style-name="MP4"><text:span text:style-name="page_20_number"><text:span text:style-name="MT1"><text:s text:c="143"/></text:span></text:span><text:page-number style:num-format="1"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8-03-18T20:39:35.732286513</dc:date>
    <meta:generator>LibreOffice/6.0.1.1$Linux_X86_64 LibreOffice_project/00m0$Build-1</meta:generator>
    <meta:editing-duration>PT17H27M13S</meta:editing-duration>
    <meta:editing-cycles>27</meta:editing-cycles>
    <meta:document-statistic meta:table-count="3" meta:image-count="0" meta:object-count="0" meta:page-count="4" meta:paragraph-count="123" meta:word-count="620" meta:character-count="3976" meta:non-whitespace-character-count="3330"/>
  </office:meta>
</office:document-meta>
</file>